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13A40000059689C2037B.svm"/>
  <manifest:file-entry manifest:media-type="" manifest:full-path="Pictures/20000009000015B500000561FBEC8B3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S10" svg:font-family="CMSS10"/>
    <style:font-face style:name="CMSS8" svg:font-family="CMSS8"/>
    <style:font-face style:name="Mangal1" svg:font-family="Mangal"/>
    <style:font-face style:name="OpenSymbol" svg:font-family="OpenSymbol"/>
    <style:font-face style:name="CMSSI8" svg:font-family="CMSSI8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fo:background-color="transparent" style:font-name-asian="CMSS10" style:font-size-asian="12pt" style:font-weight-asian="normal" style:font-name-complex="CMSS10" style:font-size-complex="12pt" style:font-weight-complex="normal"/>
    </style:style>
    <style:style style:name="P2" style:family="paragraph" style:parent-style-name="Preformatted_20_Text">
      <style:text-properties fo:background-color="transparent"/>
    </style:style>
    <style:style style:name="P3" style:family="paragraph" style:parent-style-name="Preformatted_20_Text">
      <style:text-properties style:font-name="Times New Roman" fo:font-size="12pt" fo:font-weight="bold" fo:background-color="transparent" style:font-name-asian="CMSS10" style:font-size-asian="12pt" style:font-weight-asian="bold" style:font-name-complex="CMSS10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fo:background-color="transparent" style:font-name-asian="CMSS8" style:font-size-asian="10.5pt" style:font-weight-asian="bold" style:font-name-complex="CMSS8" style:font-size-complex="12pt" style:font-weight-complex="bold"/>
    </style:style>
    <style:style style:name="P5" style:family="paragraph" style:parent-style-name="Preformatted_20_Text">
      <style:text-properties style:font-name="Times New Roman" fo:font-size="12pt" fo:background-color="transparent" style:font-name-asian="CMSS10" style:font-size-asian="12pt" style:font-name-complex="CMSS10" style:font-size-complex="12pt"/>
    </style:style>
    <style:style style:name="P6" style:family="paragraph" style:parent-style-name="Preformatted_20_Text">
      <style:text-properties style:font-name="Times New Roman" fo:font-size="12pt" fo:background-color="transparent" style:font-size-asian="12pt" style:font-size-complex="12pt"/>
    </style:style>
    <style:style style:name="P7" style:family="paragraph" style:parent-style-name="Preformatted_20_Text">
      <style:text-properties style:font-name="Times New Roman" fo:font-size="12pt" fo:background-color="transparent" style:font-name-asian="CMSS8" style:font-size-asian="10.5pt" style:font-name-complex="CMSS8" style:font-size-complex="12pt"/>
    </style:style>
    <style:style style:name="P8" style:family="paragraph" style:parent-style-name="Preformatted_20_Text">
      <style:text-properties style:font-name="Times New Roman" fo:font-size="12pt" fo:background-color="transparent" style:font-name-asian="CMSSI8" style:font-size-asian="10.5pt" style:font-name-complex="CMSSI8" style:font-size-complex="12pt"/>
    </style:style>
    <style:style style:name="P9" style:family="paragraph" style:parent-style-name="Preformatted_20_Text">
      <style:text-properties style:font-name="Times New Roman" fo:font-size="12pt" style:text-underline-style="solid" style:text-underline-width="auto" style:text-underline-color="font-color" fo:font-weight="bold" fo:background-color="transparent" style:font-name-asian="CMSS10" style:font-size-asian="12pt" style:font-weight-asian="bold" style:font-name-complex="CMSS10" style:font-size-complex="12pt" style:font-weight-complex="bold"/>
    </style:style>
    <style:style style:name="P10" style:family="paragraph" style:parent-style-name="Preformatted_20_Text">
      <style:text-properties style:font-name="Times New Roman" fo:font-size="12pt" fo:font-style="normal" fo:background-color="transparent" style:font-name-asian="CMSS10" style:font-size-asian="12pt" style:font-style-asian="normal" style:font-name-complex="CMSS10" style:font-size-complex="12pt" style:font-style-complex="normal"/>
    </style:style>
    <style:style style:name="P11" style:family="paragraph" style:parent-style-name="Preformatted_20_Text">
      <style:text-properties style:font-name="Times New Roman" fo:font-size="12pt" fo:font-style="normal" fo:background-color="transparent" style:font-name-asian="CMSS8" style:font-size-asian="10.5pt" style:font-style-asian="normal" style:font-name-complex="CMSS8" style:font-size-complex="12pt" style:font-style-complex="normal"/>
    </style:style>
    <style:style style:name="P12" style:family="paragraph" style:parent-style-name="Preformatted_20_Text">
      <style:text-properties style:font-name="Times New Roman" fo:font-size="12pt" fo:font-style="normal" fo:font-weight="bold" fo:background-color="transparent" style:font-name-asian="CMSS10" style:font-size-asian="12pt" style:font-style-asian="normal" style:font-weight-asian="bold" style:font-name-complex="CMSS10" style:font-size-complex="12pt" style:font-style-complex="normal" style:font-weight-complex="bold"/>
    </style:style>
    <style:style style:name="P13" style:family="paragraph" style:parent-style-name="Preformatted_20_Text">
      <style:text-properties style:font-name="Times New Roman" fo:font-size="12pt" fo:font-style="normal" fo:font-weight="bold" fo:background-color="transparent" style:font-name-asian="CMSS8" style:font-size-asian="10.5pt" style:font-style-asian="normal" style:font-weight-asian="bold" style:font-name-complex="CMSS8" style:font-size-complex="12pt" style:font-style-complex="normal" style:font-weight-complex="bold"/>
    </style:style>
    <style:style style:name="P14" style:family="paragraph" style:parent-style-name="Preformatted_20_Text">
      <style:text-properties style:font-name="Times New Roman" fo:font-size="12pt" fo:font-style="normal" fo:font-weight="normal" fo:background-color="transparent" style:font-name-asian="CMSS8" style:font-size-asian="10.5pt" style:font-style-asian="normal" style:font-weight-asian="normal" style:font-name-complex="CMSS8" style:font-size-complex="12pt" style:font-style-complex="normal" style:font-weight-complex="normal"/>
    </style:style>
    <style:style style:name="P15" style:family="paragraph" style:parent-style-name="Preformatted_20_Text">
      <style:text-properties style:font-name="CMSS8" fo:font-size="8pt" fo:background-color="transparent" style:font-name-asian="CMSS8" style:font-size-asian="8pt" style:font-name-complex="CMSS8" style:font-size-complex="8pt"/>
    </style:style>
    <style:style style:name="P16" style:family="paragraph" style:parent-style-name="Preformatted_20_Text">
      <style:paragraph-properties fo:margin-top="0mm" fo:margin-bottom="4.99mm"/>
      <style:text-properties fo:background-color="transparent"/>
    </style:style>
    <style:style style:name="P17" style:family="paragraph" style:parent-style-name="Preformatted_20_Text">
      <style:paragraph-properties fo:break-before="page"/>
      <style:text-properties style:font-name="Times New Roman" fo:font-size="12pt" fo:font-style="normal" fo:font-weight="bold" fo:background-color="transparent" style:font-name-asian="CMSS10" style:font-size-asian="12pt" style:font-style-asian="normal" style:font-weight-asian="bold" style:font-name-complex="CMSS10" style:font-size-complex="12pt" style:font-style-complex="normal" style:font-weight-complex="bold"/>
    </style:style>
    <style:style style:name="P18" style:family="paragraph" style:parent-style-name="Standard">
      <style:text-properties style:font-name="Times New Roman" fo:font-size="12pt" fo:background-color="transparent" style:font-size-asian="12pt" style:font-size-complex="12pt"/>
    </style:style>
    <style:style style:name="P19" style:family="paragraph" style:parent-style-name="Standard">
      <style:text-properties style:font-name="Times New Roman" fo:font-size="12pt" fo:background-color="transparent" style:font-name-asian="CMSS10" style:font-size-asian="12pt" style:font-name-complex="CMSS10" style:font-size-complex="12pt"/>
    </style:style>
    <style:style style:name="P20" style:family="paragraph" style:parent-style-name="Standard"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bold" fo:background-color="transparent" style:font-name-asian="CMSS10" style:font-size-asian="12pt" style:font-weight-asian="bold" style:font-name-complex="CMSS10" style:font-size-complex="12pt" style:font-weight-complex="bold"/>
    </style:style>
    <style:style style:name="P22" style:family="paragraph" style:parent-style-name="Standard">
      <style:text-properties style:font-name="Times New Roman" fo:font-size="12pt" fo:font-weight="normal" fo:background-color="transparent" style:font-name-asian="CMSS10" style:font-size-asian="12pt" style:font-weight-asian="normal" style:font-name-complex="CMSS10" style:font-size-complex="12pt" style:font-weight-complex="normal"/>
    </style:style>
    <style:style style:name="P23" style:family="paragraph" style:parent-style-name="Standard">
      <style:text-properties style:font-name="Times New Roman" fo:font-size="12pt" style:text-underline-style="solid" style:text-underline-width="auto" style:text-underline-color="font-color" fo:background-color="transparent" style:font-name-asian="CMSS10" style:font-size-asian="12pt" style:font-name-complex="CMSS10" style:font-size-complex="12pt"/>
    </style:style>
    <style:style style:name="P24" style:family="paragraph" style:parent-style-name="Standard">
      <style:text-properties style:font-name="Times New Roman" fo:font-size="12pt" style:text-underline-style="none" fo:font-weight="bold" fo:background-color="transparent" style:font-name-asian="CMSS10" style:font-size-asian="12pt" style:font-weight-asian="bold" style:font-name-complex="CMSS10" style:font-size-complex="12pt" style:font-weight-complex="bold"/>
    </style:style>
    <style:style style:name="P25" style:family="paragraph" style:parent-style-name="Standard">
      <style:text-properties style:font-name="Times New Roman" fo:font-size="12pt" style:text-underline-style="none" fo:background-color="transparent" style:font-name-asian="CMSS10" style:font-size-asian="12pt" style:font-name-complex="CMSS10" style:font-size-complex="12pt"/>
    </style:style>
    <style:style style:name="P26" style:family="paragraph" style:parent-style-name="Standard">
      <style:paragraph-properties fo:break-before="page"/>
      <style:text-properties style:font-name="Times New Roman" fo:font-size="12pt" style:text-underline-style="none" fo:font-weight="bold" fo:background-color="transparent" style:font-name-asian="CMSS10" style:font-size-asian="12pt" style:font-weight-asian="bold" style:font-name-complex="CMSS10" style:font-size-complex="12pt" style:font-weight-complex="bold"/>
    </style:style>
    <style:style style:name="T1" style:family="text">
      <style:text-properties style:font-name-asian="CMSS10" style:font-name-complex="CMSS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CMSS10" style:font-weight-asian="bold" style:font-name-complex="CMSS10" style:font-weight-complex="bold"/>
    </style:style>
    <style:style style:name="T4" style:family="text">
      <style:text-properties fo:font-weight="bold" fo:background-color="#00ff00" style:font-name-asian="CMSS10" style:font-weight-asian="bold" style:font-name-complex="CMSS10" style:font-weight-complex="bold"/>
    </style:style>
    <style:style style:name="T5" style:family="text">
      <style:text-properties fo:font-style="italic" style:font-name-asian="CMSS10" style:font-style-asian="italic" style:font-name-complex="CMSS10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name-asian="CMSS8" style:font-style-asian="italic" style:font-name-complex="CMSS8" style:font-style-complex="italic"/>
    </style:style>
    <style:style style:name="T8" style:family="text">
      <style:text-properties style:text-underline-style="solid" style:text-underline-width="auto" style:text-underline-color="font-color" style:font-name-asian="CMSS10" style:font-name-complex="CMSS10"/>
    </style:style>
    <style:style style:name="T9" style:family="text">
      <style:text-properties fo:language="en" fo:country="US"/>
    </style:style>
    <style:style style:name="T10" style:family="text">
      <style:text-properties fo:font-style="normal" style:font-name-asian="CMSS8" style:font-style-asian="normal" style:font-name-complex="CMSS8" style:font-style-complex="normal"/>
    </style:style>
    <style:style style:name="T11" style:family="text">
      <style:text-properties style:font-name-asian="CMSS8" style:font-name-complex="CMSS8"/>
    </style:style>
    <style:style style:name="T12" style:family="text">
      <style:text-properties fo:background-color="#00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rubý výcuc ze slajdů, chybí spousta podrobností o OTA/ATO (pěkné ilustrace ve slajdech) a grafové algoritmy (poslední kapitola).</text:p>
      <text:p text:style-name="P18"/>
      <text:p text:style-name="P18">Nejčastější otázky (ve zkoušce 2012 a 2010):</text:p>
      <text:p text:style-name="P18">techniky dekompozicie</text:p>
      <text:p text:style-name="P18">skalovatelnost, efektivita, izoefektivita</text:p>
      <text:p text:style-name="P18"/>
      <text:p text:style-name="P20">Nestálá proměnná (volatile)</text:p>
      <text:p text:style-name="P18"><text:span text:style-name="T2">- </text:span>proměnná není realizována pouze na úrovni registrů CPU, ale před a po každém použití je načtena/uložena do paměti</text:p>
      <text:p text:style-name="P18">kdy je nutné použít volatile:</text:p>
      <text:p text:style-name="P18">- proměnná sdílená mezi souběžně běžícími vlákny/procesy</text:p>
      <text:p text:style-name="P18">- proměnná zastupující vstup/výstupní port</text:p>
      <text:p text:style-name="P18">- proměnná modifikovaná procedurou obsluhující přerušení</text:p>
      <text:p text:style-name="P19"/>
      <text:p text:style-name="P21">Paměťová bariéra</text:p>
      <text:p text:style-name="P19">- HW primitivum pro synchronizaci stavu paměti a stavů procesorů v daném místě programu</text:p>
      <text:p text:style-name="P18"><text:span text:style-name="T1">- instrukce </text:span><text:span text:style-name="T5">mfence</text:span></text:p>
      <text:p text:style-name="P19">- neřeší problém atomických instrukcí jako TEST-AND-SET, COMPARE-AND-SWAP</text:p>
      <text:p text:style-name="P19"><text:tab/>- řeší se skrze: <text:tab/>- jazyk symbolických adres</text:p>
      <text:p text:style-name="P19"><text:tab/><text:tab/><text:tab/><text:tab/>- zabudované funkce překladače</text:p>
      <text:p text:style-name="P19"/>
      <text:p text:style-name="P19"/>
      <text:p text:style-name="P21">Bariéry</text:p>
      <text:p text:style-name="P19">- synchronizační primitivum</text:p>
      <text:p text:style-name="P19">- vláknu je dovoleno pokračovat až když všechna vlákna dosáhla bariéry</text:p>
      <text:p text:style-name="P19">- implementace: každé vlákno, které dorazí k bariéře, zvýší počítadlo. Pokud není dosažena „hodnota“, podmíněné čekání</text:p>
      <text:p text:style-name="P19"/>
      <text:p text:style-name="P21">Race condition</text:p>
      <text:p text:style-name="P19">- nedokonalost paralelního programu, která se projevuje jeho nedeterministickým chováním</text:p>
      <text:p text:style-name="P19">- výsledek provedení programu závisí na absolutním pořadí provedení instrukcí programu</text:p>
      <text:p text:style-name="P19"/>
      <text:p text:style-name="P21">Thread-safe proceruda</text:p>
      <text:p text:style-name="P19">- procedura, jejíž kód je bezpečné provádět souběžně několika vlákny bez nutnosti vzájemné synchronizace</text:p>
      <text:p text:style-name="P19"/>
      <text:p text:style-name="P21">Re-entrantní procedura</text:p>
      <text:p text:style-name="P1">- je thread-safe</text:p>
      <text:p text:style-name="P19">- efekt re-entrantní procedury musí být identický pokud se vlákna v provádění kódu procedury serializují nebo libovolně proloží</text:p>
      <text:p text:style-name="P19">- kód, jehož provádění může být v rámci jedné úlohy přerušeno, kód kompletně vykonán v rámci jiné úlohy a poté obnoveno provádění kódu v rámci původní úlohy</text:p>
      <text:p text:style-name="P19"/>
      <text:p text:style-name="P21">Petersonův alg (spinlock)</text:p>
      <text:p text:style-name="P19">- alg pro vzájemné vyloučení</text:p>
      <text:p text:style-name="P19">- nezpůsobuje stárnutí ani uváznutí</text:p>
      <text:p text:style-name="P19"/>
      <text:p text:style-name="P21">Typy mutexů</text:p>
      <text:p text:style-name="P19">- normální: jedno vlákno může jedenkrát zamknout mutex. Pokud se vlákno, které má zamčený mutex, pokusí zamknout znova, dojde k uváznutí.</text:p>
      <text:p text:style-name="P19">- rekurzivní: čítač zamknutí, nenulový=zamčeno, pro odemknutí x*unlock</text:p>
      <text:p text:style-name="P19"><text:soft-page-break/>- normální s kontrolou chyby: při pokusu o druhé zamknutí ohlásí chybu</text:p>
      <text:p text:style-name="P19"/>
      <text:p text:style-name="P21">Thread Specific Data (TSD)</text:p>
      <text:p text:style-name="P19">- globální proměnné, které mohou mít pro každé vlákno jinou hodnotu</text:p>
      <text:p text:style-name="P19">- pole indexované jednoznačným identifikátorem vlákna</text:p>
      <text:p text:style-name="P19">- posix: identifikátor (globální) a asociovaná hodnota (lokální proměnná)</text:p>
      <text:p text:style-name="P21"/>
      <text:p text:style-name="P21">Čtenáři a písaři</text:p>
      <text:p text:style-name="P19">- chceme přístup více čtenářů naráz, ale při přístupu písaře aby přistupoval jako jediný</text:p>
      <text:p text:style-name="P19">- počítání minima, hašovací tabulky...</text:p>
      <text:p text:style-name="P18"><text:span text:style-name="T1">- </text:span><text:span text:style-name="T1">rlock – zamčení čtenářem</text:span></text:p>
      <text:p text:style-name="P19">-wlock – zamčení písařem</text:p>
      <text:p text:style-name="P19">-unlock – odemčení</text:p>
      <text:p text:style-name="P19"/>
      <text:p text:style-name="P21">Semafor</text:p>
      <text:p text:style-name="P19">- celočíselný nezáporný čítač, jehož hodnota indikuje obsazenost sdíleného zdroje</text:p>
      <text:p text:style-name="P19"/>
      <text:p text:style-name="P21">Monitor</text:p>
      <text:p text:style-name="P19">- synchronizační primitivum</text:p>
      <text:p text:style-name="P19">- označení kódu, který může být souběžně prováděn nejvýše jedním vláknem</text:p>
      <text:p text:style-name="P19"/>
      <text:p text:style-name="P21">Wait-free procedura</text:p>
      <text:p text:style-name="P19">- procedura, která bez ohledu na souběh dvou a více vláken dokončí svou činnost v konečném čase, tj. neexistuje souběh, který by nutil proceduru nekonečně dlouho čekat, či provádět nekonečně mnoho operací</text:p>
      <text:p text:style-name="P19"/>
      <text:p text:style-name="P21">Lock-free procedura</text:p>
      <text:p text:style-name="P19">- procedura, která garantuje, že při libovolném souběhu mnoha soupeřících vláken, vždy alespoň jedno vlákno úspěšně dokončí svou činnost. Některá soupeřící vlákna mohou být libovolně dlouho nucena odkládat dokončení své činnosti</text:p>
      <text:p text:style-name="P19"/>
      <text:p text:style-name="P21">CAS – Compare-And-Swap</text:p>
      <text:p text:style-name="P1">-příklad: kurz měny – aktualizace jednou denně, čtení při každé transakci</text:p>
      <text:p text:style-name="P1">- atomická operace</text:p>
      <text:p text:style-name="P19">- CAS porovná obsah specifikované paměťové adresy s očekávanou hodnotou a v případě rovnosti nahradí obsah paměťové adresy novou hodnotou. O výsledku informuje návratovou hodnotou.</text:p>
      <text:p text:style-name="P19">- žádná režie související se zamykáním</text:p>
      <text:p text:style-name="P19">- zůstává režie související s koherencí cache pamětí</text:p>
      <text:p text:style-name="P19">- čtení probíhá zcela bez zamykání</text:p>
      <text:p text:style-name="P19">- zápis: vytvoření kopie stávající mapy, modifikace kopie, atomická záměna nové verze mapy za předcházející (přes ukazatel)</text:p>
      <text:p text:style-name="P18"><text:span text:style-name="T1">- </text:span><text:span text:style-name="T8">update nemůže uvolnit starou kopii datové struktury, protože jiné vlákno může nad datovou strukturou provádět operaci čtení – možné řešení: Garbage collector</text:span></text:p>
      <text:p text:style-name="P23"/>
      <text:p text:style-name="P24">MCAS</text:p>
      <text:p text:style-name="P25">- rozšíření CAS pro použití s libovolně velkou datovou strukturou</text:p>
      <text:p text:style-name="P23"/>
      <text:p text:style-name="P24">Hazardní ukazatelé</text:p>
      <text:p text:style-name="P25">- vlákna vystavují ostatním vláknům seznam ukazatelů, které momentálně používají – hazardní ukazatele</text:p>
      <text:p text:style-name="P25">- bezpečně lze dealokovat jen objekty, které nejsou odkazovány hazardními ukazateli</text:p>
      <text:p text:style-name="P26">Transakční paměť</text:p>
      <text:p text:style-name="P25">- paměť je modifikována v jednotlivých transkacích</text:p>
      <text:p text:style-name="P25">- transkace seskupuje mnoho čtení a zápisů do paměti</text:p>
      <text:p text:style-name="P25">- příklad: přesun prvku v dynamicky zřetězeném seznamu</text:p>
      <text:p text:style-name="P25"/>
      <text:p text:style-name="P24">LL/SC – Load-Link/Store-Conditional</text:p>
      <text:p text:style-name="P25">- dvojice instrukcí, která dohromady realizuje CAS</text:p>
      <text:p text:style-name="P25">- LL načte hodnotu a SC ji přepíše, pokud nebyla modifikována (přepsání na tutéž hodnotu je také modifikace)</text:p>
      <text:p text:style-name="P25">- stejná síla jako CAS, nemá ABA problém (ABA: modifikace objektu proběhnuvší mezi načtením hodnoty objektu a aplikací instrukce CAS nesmí vyprodukovat tutéž hodnotu sdíleného objektu)</text:p>
      <text:p text:style-name="P25">- obtížbé ladění</text:p>
      <text:p text:style-name="P25"/>
      <text:p text:style-name="P24">OpenMP</text:p>
      <text:p text:style-name="P25">- paralelizace deklarativním stylem (programátor specifikuje co chce, ne jak se to má udělat)</text:p>
      <text:p text:style-name="P25">- programátor informuje překladač o zamýšlené paralelizaci uvedením značek ve zdrojovém kódu</text:p>
      <text:p text:style-name="P25">- při překladu doplní překladač nízkoúrovňovou realizaci paralelizace</text:p>
      <text:p text:style-name="P25"/>
      <text:p text:style-name="P2"><text:s/></text:p>
      <text:p text:style-name="P2">int main(void)</text:p>
      <text:p text:style-name="P2">{</text:p>
      <text:p text:style-name="P2"><text:s text:c="2"/>#pragma omp parallel for</text:p>
      <text:p text:style-name="P2"><text:tab/>for (int i=0; i&lt;7; i++)<text:span text:style-name="T9">{</text:span></text:p>
      <text:p text:style-name="P2"><text:s text:c="4"/><text:tab/><text:tab/>printf("Hello, world.\n");</text:p>
      <text:p text:style-name="P2"><text:tab/><text:span text:style-name="T9">}</text:span></text:p>
      <text:p text:style-name="P2"><text:s text:c="2"/>return 0;</text:p>
      <text:p text:style-name="P16">}</text:p>
      <text:p text:style-name="P3">TBB – Thread Building Blocks</text:p>
      <text:p text:style-name="P5">- C++ knihovna pro vytváření vícevláknových aplikací</text:p>
      <text:p text:style-name="P5">- založena na principu Generic Programming (vytváření aplikací specializací existujících předpřipravených algoritmů)</text:p>
      <text:p text:style-name="P5"/>
      <text:p text:style-name="P3">Dekompozice</text:p>
      <text:p text:style-name="P5">- proces rozdělení celé výpočetní úlohy na podúlohy</text:p>
      <text:p text:style-name="P5">- některé podúlohy mohou být prováděny paralelně</text:p>
      <text:p text:style-name="P5">- rekurzivní, datová, průzkumová, spekulativní, hybridní</text:p>
      <text:p text:style-name="P5"/>
      <text:p text:style-name="P6"><text:span text:style-name="T3">Rekurzivní dekompozice</text:span><text:span text:style-name="T1"> – rozděl a panuj</text:span></text:p>
      <text:p text:style-name="P5">- problém se dekomponuje na poúlohy tak, aby jednotlivé úlohy mohly být dekomponovány stejným způsobem, jako rodičovská úloha</text:p>
      <text:p text:style-name="P5">- např Quicksort</text:p>
      <text:p text:style-name="P5"/>
      <text:p text:style-name="P3">Datová dekompozice</text:p>
      <text:p text:style-name="P5">- data (vstupní/výstupní/vnitřní/kombinace) se rozdělí na části</text:p>
      <text:p text:style-name="P5">- úlohy se provádí souběžně nad jednotlivými částmi dat</text:p>
      <text:p text:style-name="P5"/>
      <text:p text:style-name="P3">Průzkumová dekompozice</text:p>
      <text:p text:style-name="P5">- vhodná pro prohledávací úlohy</text:p>
      <text:p text:style-name="P5">- prohledávaný prostor se rozdělí podle směru hledání</text:p>
      <text:p text:style-name="P5">- úloha končí, jakmile je nalezeno požadované - množství provedené práce se liší od sekvenční verze</text:p>
      <text:p text:style-name="P5">- pozor na opakující se konfigurace (riziko nekonečného výpočtu)</text:p>
      <text:p text:style-name="P3"/>
      <text:p text:style-name="P3"><text:soft-page-break/>Spekulativní dekompozice</text:p>
      <text:p text:style-name="P5">- vhodná pro úlohy se sekvencí datově závislých podúloh</text:p>
      <text:p text:style-name="P5">- úloha, která čeká na výstup předchozí úlohy se spustí nad všemi možnými výstupy předchozí úlohy</text:p>
      <text:p text:style-name="P5">- provádí se zbytečná práce</text:p>
      <text:p text:style-name="P5">- nemusí být ve výsledku rychlejší</text:p>
      <text:p text:style-name="P5"/>
      <text:p text:style-name="P3">Hybridní dekompozice</text:p>
      <text:p text:style-name="P5">- kombinace</text:p>
      <text:p text:style-name="P5">- např hledání minima v poli</text:p>
      <text:p text:style-name="P5"><text:tab/>- vstupní pole se dekomponuje na p stejných částí</text:p>
      <text:p text:style-name="P5"><text:tab/>- najdou se minima v jednotlivých částech</text:p>
      <text:p text:style-name="P5"><text:tab/>- výsledky se zkombinují</text:p>
      <text:p text:style-name="P5"/>
      <text:p text:style-name="P3">Granularita</text:p>
      <text:p text:style-name="P5">- počet úloh, na který se daný problém dekomponuje</text:p>
      <text:p text:style-name="P5"/>
      <text:p text:style-name="P3">Stupeň souběžnosti</text:p>
      <text:p text:style-name="P5">- maximální počet úloh, které mohou být prováděny souběžně</text:p>
      <text:p text:style-name="P5">- limitem je vnitřní hranice granularity</text:p>
      <text:p text:style-name="P5"/>
      <text:p text:style-name="P3">Mapování</text:p>
      <text:p text:style-name="P5">- přiřazování úloh jednotlivým vláknům/procesům</text:p>
      <text:p text:style-name="P5">- optimální mapování bere v potaz závislosti a interakce</text:p>
      <text:p text:style-name="P5">- cíle:<text:tab/>- minimalizovat celkový čas řešení celé úlohy</text:p>
      <text:p text:style-name="P5"><text:tab/>- maximalizovat souběžnost</text:p>
      <text:p text:style-name="P5"><text:tab/>- minimalizovat zatížení systému</text:p>
      <text:p text:style-name="P5"><text:tab/>- využít dostupnost zdrojů použitých předchozí úlohou</text:p>
      <text:p text:style-name="P5"/>
      <text:p text:style-name="P3">Staticky zadané úlohy</text:p>
      <text:p text:style-name="P5">- dekompozice problému na úlohy je dána v době kompilace, případně odvozena od vstupních dat</text:p>
      <text:p text:style-name="P5"/>
      <text:p text:style-name="P3">Dynamicky zadané úlohy</text:p>
      <text:p text:style-name="P5">- nové úlohy jsou vytvářeny za běhu aplikace jako důsledek provádění původně zadaných úloh</text:p>
      <text:p text:style-name="P5"/>
      <text:p text:style-name="P3">Statické vs dynamické mapování</text:p>
      <text:p text:style-name="P5">- statické: probíhá v předdefinovaném časovém intervalu, mezi předem známou množinou úloh</text:p>
      <text:p text:style-name="P5">- dynamické: nejsou předem známy aspekty jako počet interakcí, časový rámec interakcí ani participující úlohy</text:p>
      <text:p text:style-name="P5"/>
      <text:p text:style-name="P9">Mapování založené na rozdělení dat</text:p>
      <text:p text:style-name="P3">- bloková distribuce</text:p>
      <text:p text:style-name="P5"><text:tab/>- procesy svázány s daty, rozdělení na souvislé bloky</text:p>
      <text:p text:style-name="P5"><text:tab/>- vícerozměrné bloky</text:p>
      <text:p text:style-name="P5"><text:tab/>- příklad: násobení matic</text:p>
      <text:p text:style-name="P5"/>
      <text:p text:style-name="P3">- cyklická a blokově-cyklická distribuce</text:p>
      <text:p text:style-name="P5"><text:tab/>- nerovnoměrné množství práce spojené s jednotlivými prvky → blokové dělení způsobí <text:tab/>nerovnoměrné zatížení</text:p>
      <text:p text:style-name="P5"><text:tab/>- blokově-cyklická distribuce: dělení na menší díly a cyklické přiřazení procesům</text:p>
      <text:p text:style-name="P5"><text:tab/>- zmenšování bloků vede k cyklické distribuci</text:p>
      <text:p text:style-name="P5"/>
      <text:p text:style-name="P3"><text:soft-page-break/>- náhodná distribuce bloků</text:p>
      <text:p text:style-name="P5"><text:tab/>- zátěž související s prvky pole vytváří pravidelné vzory → špatná distirbuce v cyklickém <text:tab/>rozdělení</text:p>
      <text:p text:style-name="P5"><text:tab/>- náhodné přiřazení bloků procesům</text:p>
      <text:p text:style-name="P5"/>
      <text:p text:style-name="P3">- grafové dělení</text:p>
      <text:p text:style-name="P5"><text:tab/>- pro případy, kdy je nevhodné organizovat data do polí</text:p>
      <text:p text:style-name="P5"><text:tab/>- data organizována jako graf</text:p>
      <text:p text:style-name="P5"><text:tab/>- optimální dělení</text:p>
      <text:p text:style-name="P5"><text:tab/><text:tab/>- stejný počet vrcholů v jednotlivých částech</text:p>
      <text:p text:style-name="P5"><text:tab/><text:tab/>- co možná nejmenší počet hran mezi jednotlivými částmi</text:p>
      <text:p text:style-name="P5"><text:tab/><text:tab/>- NP-úplný problém</text:p>
      <text:p text:style-name="P5"/>
      <text:p text:style-name="P3">Mapování založené na rozdělení úloh</text:p>
      <text:p text:style-name="P5">- dělení dle grafu závislostí úloh</text:p>
      <text:p text:style-name="P5">- hierarchické dělení</text:p>
      <text:p text:style-name="P5">- speciální případy: binární strom</text:p>
      <text:p text:style-name="P5"/>
      <text:p text:style-name="P3">- hierarchické mapování</text:p>
      <text:p text:style-name="P5"><text:tab/>- úlohové dělení nebere v potaz neuniformitu úloh</text:p>
      <text:p text:style-name="P5"><text:tab/>- shlukování úloh do nad-úloh</text:p>
      <text:p text:style-name="P5"><text:tab/>- definuje vrstvy</text:p>
      <text:p text:style-name="P5"><text:tab/>- jiné mapovací a dekompoziční techniky na jednotlivých vrstvách</text:p>
      <text:p text:style-name="P5"/>
      <text:p text:style-name="P3">Dynamické mapování</text:p>
      <text:p text:style-name="P5">- centralizovaná schémata dynamického mapování</text:p>
      <text:p text:style-name="P5"><text:tab/>- úlohy jsou shromažďovány v jednom místě</text:p>
      <text:p text:style-name="P5"><text:tab/>- dedikovaná úloha pro přiřazování úloh procesům</text:p>
      <text:p text:style-name="P5"><text:tab/>- samoplánování (jakmile proces dokončí úlohu, vezme si další)</text:p>
      <text:p text:style-name="P5"><text:tab/>- blokové plánování</text:p>
      <text:p text:style-name="P5"/>
      <text:p text:style-name="P3">Distribuovaná schémata</text:p>
      <text:p text:style-name="P5">- množina úloh je distribuována mezi procesy</text:p>
      <text:p text:style-name="P5">- za běhu dochází k vzájemnnému vyměňování úloh</text:p>
      <text:p text:style-name="P5">- netrpí nedostatky spojenými s centralizovaným řešením</text:p>
      <text:p text:style-name="P5"/>
      <text:p text:style-name="P3">Afinitní plánování</text:p>
      <text:p text:style-name="P5">- každé vlákno přiřazeno na jiný procesor</text:p>
      <text:p text:style-name="P5">- plánování zajišťuje plánovač OS</text:p>
      <text:p text:style-name="P5">- výpočetní dávky přidělené jednomu procesu budou pokud možno přiděleny na fyzicky tentýž CPU</text:p>
      <text:p text:style-name="P5"><text:tab/>- může narušovat vyváženost využití procesorů, tedy redukovat výkon aplikace</text:p>
      <text:p text:style-name="P5">- potencionálně lepší využití cache</text:p>
      <text:p text:style-name="P5"/>
      <text:p text:style-name="P3">Vlastnosti komunikační sítě</text:p>
      <text:p text:style-name="P5">- průměr (délka maximální nejkratší cesty)</text:p>
      <text:p text:style-name="P5">- konektivita (minimální počet disjunktních cest)</text:p>
      <text:p text:style-name="P5">- stupeň (max. počet linek incidenčních s jedním vrcholem)</text:p>
      <text:p text:style-name="P5">- cena</text:p>
      <text:p text:style-name="P5">- výlučnost přístupu</text:p>
      <text:p text:style-name="P5">- rozšiřitelnost</text:p>
      <text:p text:style-name="P5">- škálovatelnost</text:p>
      <text:p text:style-name="P5"/>
      <text:p text:style-name="P3"><text:soft-page-break/>Kliky – úplné sítě</text:p>
      <text:p text:style-name="P5">- privátní neblokující spojení každého s každým</text:p>
      <text:p text:style-name="P5">- cena: počet linek je kvadratick vůči N, stupeň každého uzlu je N-1</text:p>
      <text:p text:style-name="P5"/>
      <text:p text:style-name="P3">Prsten (kruh, řetěz, 1-rozměrná mřížka)</text:p>
      <text:p text:style-name="P5">- privátní neblokující komunikace s 2 nejbližšími uzly</text:p>
      <text:p text:style-name="P5"/>
      <text:p text:style-name="P3">Hvězdice</text:p>
      <text:p text:style-name="P5">- spojení přes jeden centrální uzel</text:p>
      <text:p text:style-name="P5">- lze vrstvit (hvězdice hvězdic)</text:p>
      <text:p text:style-name="P5"/>
      <text:p text:style-name="P3">Hyperkostka</text:p>
      <text:p text:style-name="P5">- spojení n uzlů ve tvaru log2n-rozměrné krychle</text:p>
      <text:p text:style-name="P5">- stupeň uzlu, průměr sítě = log2n (dvojkový logaritmus n)</text:p>
      <text:p text:style-name="P5"/>
      <text:p text:style-name="P3">One-To-All vysílání (OTA)</text:p>
      <text:p text:style-name="P5">- úloha posílá několika ostatním identická data</text:p>
      <text:p text:style-name="P5">- ve výsledku je <text:span text:style-name="T6">p</text:span> kopií originální zprávy v lokálních adresových prostorech adresátů</text:p>
      <text:p text:style-name="P5"/>
      <text:p text:style-name="P3">All-To-One redukce (ATO)</text:p>
      <text:p text:style-name="P5">- duální operace k OTA</text:p>
      <text:p text:style-name="P5">- několik úloh posílá data jedné úloze</text:p>
      <text:p text:style-name="P5">- data se kombinují</text:p>
      <text:p text:style-name="P5">- ve výsledku je jedna kopie v adresovém prostoru cílové úlohy</text:p>
      <text:p text:style-name="P5"/>
      <text:p text:style-name="P3">Blokující bafrované operace</text:p>
      <text:p text:style-name="P5">- problém producent-konzument</text:p>
      <text:p text:style-name="P5">- pokud je velikost bafru omezená, může docházet k buffer overlow</text:p>
      <text:p text:style-name="P5">- případně samoblokování odesílatele do doby, než se buffer uvolní, může vést k uváznutí</text:p>
      <text:p text:style-name="P5"/>
      <text:p text:style-name="P3">Message Passing Interface (MPI)</text:p>
      <text:p text:style-name="P5">- standardizuje syntax a sémantiku komunikačních primitiv</text:p>
      <text:p text:style-name="P5">- Komunikační domény: sdružování participujících procesů do skupin(skupiny se mohou překrývat)</text:p>
      <text:p text:style-name="P5">- Komunikátory: proměnné, které uchovávají komunikační domény</text:p>
      <text:p text:style-name="P5">- Možné důvody uváznutí: <text:tab/>- jiné pořadí zpráv při odesílání a přijímání</text:p>
      <text:p text:style-name="P5"><text:tab/><text:tab/><text:tab/><text:tab/>- večeřící filozofové</text:p>
      <text:p text:style-name="P5"/>
      <text:p text:style-name="P3">Neblokující operace</text:p>
      <text:p text:style-name="P5">- větší paměťové nároky</text:p>
      <text:p text:style-name="P5">- pozdějí zahájená operace může skončít dříve</text:p>
      <text:p text:style-name="P5">- řeší většinu problémů s uváznutím</text:p>
      <text:p text:style-name="P5">- neblokující a blokující send a receive se mohou kombinovat</text:p>
      <text:p text:style-name="P5"/>
      <text:p text:style-name="P3">Super-lineářní zrychlení</text:p>
      <text:p text:style-name="P5">- teoretická hranice zrychlení s použitím <text:span text:style-name="T6">p</text:span> procesních jednotek je <text:span text:style-name="T6">p</text:span></text:p>
      <text:p text:style-name="P10">- super-lineární &gt;<text:span text:style-name="T6">p</text:span></text:p>
      <text:p text:style-name="P10"/>
      <text:p text:style-name="P12">Falešné super-lineářní zrychlení</text:p>
      <text:p text:style-name="P10">- neuvažován optimální sekvenční algoritmus (často jen spuštěn paralelní algoritmus na jednom procesoru)</text:p>
      <text:p text:style-name="P10"/>
      <text:p text:style-name="P10"/>
      <text:p text:style-name="P17">Skutečné super-lineářní zrychlení</text:p>
      <text:p text:style-name="P10">- větší agregovaná velikost cache pamětí</text:p>
      <text:p text:style-name="P10">- při snížení množství dat na jeden procesní uzel se účinnost cache pamětí zvýší</text:p>
      <text:p text:style-name="P10"/>
      <text:p text:style-name="P12">Super-lineářní zrychlení v závislosti na instanci problému</text:p>
      <text:p text:style-name="P10">- průzkumová dekompozice úlohy při hledání řešení (vykoná se méně práce)</text:p>
      <text:p text:style-name="P10">- někdy lze paralelní prohledávání simulovat i sekvenčním algoritmem (ne obecně)</text:p>
      <text:p text:style-name="P10"/>
      <text:p text:style-name="P12">Amdahlův zákon</text:p>
      <text:p text:style-name="P15"><draw:frame draw:style-name="fr1" draw:name="graphics1" text:anchor-type="paragraph" svg:x="6.74mm" svg:y="1.76mm" svg:width="33.53mm" svg:height="9.54mm" draw:z-index="0"><draw:image xlink:href="Pictures/20000009000013A40000059689C2037B.svm" xlink:type="simple" xlink:show="embed" xlink:actuate="onLoad"/></draw:frame></text:p>
      <text:p text:style-name="P15"/>
      <text:p text:style-name="P15"/>
      <text:p text:style-name="P15"/>
      <text:p text:style-name="P7">- P: podíl systému, který je urychlen paralelizací</text:p>
      <text:p text:style-name="P7">- Sp: zrychlení dosažené paralelizací nad daným podílem</text:p>
      <text:p text:style-name="P7"/>
      <text:p text:style-name="P4">Efektivita</text:p>
      <text:p text:style-name="P7">- část výkonu spotřebována režií (paralelní systém)</text:p>
      <text:p text:style-name="P7">- podíl zrychlení S vůči počtu jednotek p (procesních jednotek)</text:p>
      <text:p text:style-name="P7">- E=S/p</text:p>
      <text:p text:style-name="P8"><text:span text:style-name="T11">- </text:span><text:span text:style-name="T7">Podíl času, po který jednotka vykonává užitečný kód </text:span><text:span text:style-name="T10">(nedostačující odpověď)</text:span></text:p>
      <text:p text:style-name="P11"/>
      <text:p text:style-name="P13">Cena řešení problému na daném paralelním systému</text:p>
      <text:p text:style-name="P11">- součtin počtu procesních jednotek a doby paralelního výpočtu</text:p>
      <text:p text:style-name="P11">- paralelní systém je cenově optimální pokud cena řešení roste asymptoticky stejně rychle, jako cena sekvenčního výpočtu</text:p>
      <text:p text:style-name="P11"/>
      <text:p text:style-name="P13">Vliv granularity na cenovou optimalitu</text:p>
      <text:p text:style-name="P14">- volbou granularity lze ovlivnit cenu paralelního řešení</text:p>
      <text:p text:style-name="P14">- deškálování: snižujeme overhead spojený s komunikací</text:p>
      <text:p text:style-name="P14"/>
      <text:p text:style-name="P13">Škálovatelnost</text:p>
      <text:p text:style-name="P14">- zachování výkonu a efektivity při zvyšování počtu procesních jednotek a zvětšování objemu vstupních dat</text:p>
      <text:p text:style-name="P14">- algoritmus se může chovat hodně jinak na malých testovacích datech a datech reálných (komplikovaný odhad)</text:p>
      <text:p text:style-name="P14">- je třeba uvážit analytické techniky pro vyhodnocování výkonu a škálování</text:p>
      <text:p text:style-name="P14"/>
      <text:p text:style-name="P13">Izoefektivita</text:p>
      <text:p text:style-name="P14"><draw:frame draw:style-name="fr1" draw:name="graphics2" text:anchor-type="paragraph" svg:x="27.68mm" svg:y="0.21mm" svg:width="29.25mm" svg:height="8.1mm" draw:z-index="1"><draw:image xlink:href="Pictures/20000009000015B500000561FBEC8B33.svm" xlink:type="simple" xlink:show="embed" xlink:actuate="onLoad"/></draw:frame></text:p>
      <text:p text:style-name="P14"/>
      <text:p text:style-name="P14">- To: celková řežie</text:p>
      <text:p text:style-name="P14">- W: velikost vstupních dat</text:p>
      <text:p text:style-name="P14">- K: E/(1-E)</text:p>
      <text:p text:style-name="P14">- čím nižší/menší funkce, tím lepší škálovatelnost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SS10" svg:font-family="CMSS10"/>
    <style:font-face style:name="CMSS8" svg:font-family="CMSS8"/>
    <style:font-face style:name="Mangal1" svg:font-family="Mangal"/>
    <style:font-face style:name="OpenSymbol" svg:font-family="OpenSymbol"/>
    <style:font-face style:name="CMSSI8" svg:font-family="CMSSI8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8:47:53.76</meta:creation-date>
    <dc:date>2013-05-14T17:44:08.17</dc:date>
    <meta:editing-duration>P1DT8H39M13S</meta:editing-duration>
    <meta:editing-cycles>39</meta:editing-cycles>
    <meta:generator>LibreOffice/3.5$Windows_x86 LibreOffice_project/165a79a-7059095-e13bb37-fef39a4-9503d18</meta:generator>
    <meta:document-statistic meta:table-count="0" meta:image-count="2" meta:object-count="0" meta:page-count="7" meta:paragraph-count="259" meta:word-count="1831" meta:character-count="12625" meta:non-whitespace-character-count="10994"/>
  </office:meta>
</office:document-meta>
</file>